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2228" officeooo:paragraph-rsid="00122228"/>
    </style:style>
    <style:style style:name="P2" style:family="paragraph" style:parent-style-name="Standard">
      <style:paragraph-properties fo:line-height="115%"/>
      <style:text-properties officeooo:rsid="00122228" officeooo:paragraph-rsid="0019094d"/>
    </style:style>
    <style:style style:name="P3" style:family="paragraph" style:parent-style-name="Standard">
      <style:paragraph-properties fo:line-height="115%"/>
      <style:text-properties officeooo:rsid="00122228" officeooo:paragraph-rsid="001b3ce8"/>
    </style:style>
    <style:style style:name="P4" style:family="paragraph" style:parent-style-name="Standard">
      <style:paragraph-properties fo:line-height="115%"/>
      <style:text-properties officeooo:rsid="0014dffc" officeooo:paragraph-rsid="0019094d"/>
    </style:style>
    <style:style style:name="P5" style:family="paragraph" style:parent-style-name="Standard">
      <style:paragraph-properties fo:line-height="115%"/>
      <style:text-properties officeooo:rsid="0019094d" officeooo:paragraph-rsid="001b3ce8"/>
    </style:style>
    <style:style style:name="P6" style:family="paragraph" style:parent-style-name="Standard">
      <style:paragraph-properties fo:line-height="115%"/>
      <style:text-properties officeooo:rsid="001b3ce8" officeooo:paragraph-rsid="002a9811"/>
    </style:style>
    <style:style style:name="P7" style:family="paragraph" style:parent-style-name="Standard">
      <style:paragraph-properties fo:line-height="115%"/>
      <style:text-properties officeooo:rsid="001c903c" officeooo:paragraph-rsid="002a9811"/>
    </style:style>
    <style:style style:name="P8" style:family="paragraph" style:parent-style-name="Standard">
      <style:paragraph-properties fo:line-height="115%"/>
      <style:text-properties officeooo:rsid="002f0da9" officeooo:paragraph-rsid="002f0da9"/>
    </style:style>
    <style:style style:name="T1" style:family="text">
      <style:text-properties officeooo:rsid="00134971"/>
    </style:style>
    <style:style style:name="T2" style:family="text">
      <style:text-properties officeooo:rsid="0014dffc"/>
    </style:style>
    <style:style style:name="T3" style:family="text">
      <style:text-properties officeooo:rsid="0019094d"/>
    </style:style>
    <style:style style:name="T4" style:family="text">
      <style:text-properties officeooo:rsid="001c903c"/>
    </style:style>
    <style:style style:name="T5" style:family="text">
      <style:text-properties officeooo:rsid="002f0da9"/>
    </style:style>
    <style:style style:name="T6" style:family="text">
      <style:text-properties officeooo:rsid="0035af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ban&amp;Joschka, <text:span text:style-name="T1">Nerv&amp;Klette, Juli, Markus, Maxi, Vanessa, Leon(&amp;Fabi?), Marlon, Düsentrieb, Terry, Mary, Blossom, Dicker Michi etc. , Gonzo Gonzales</text:span></text:p>
      <text:p text:style-name="P2">Heute war kein guter Tag für <text:span text:style-name="T2">die Wilden Kerle. Als Runner war man ohnehin schon immer schwierig dran, aber dieser Tag war der verdammte schlimmste bisher. Zuerst mussten sie einer Patrouille ausweichen. Dann verhindern, das ihnen die Ware nicht abgenommen wurde – Terry und Mary wirkten Wunder – und jetzt war ihr Auftraggeber aus irgendeinem Grund pissig auf sie. Nicht pissig im Sinne von sich schimpfen davon machen – nein, der Typ (und sein Haufen) wollte sie tot sehen) „Verdammt! Womit haben wir das verdient?“ fragte Leon Nerv. Seit zehn Minuten tauschten die Wilden Kerle mit wer-weiß-wem Schüsse. Weitere Kugeln sprengten den Asphalt links und rechts von ihnen und erzeugten dumpfe metallische Klänge, wenn sie in das Autowrack einschlugen, hinter dem er, Nerv und Raban Deckung gesucht hatten. „RABAN!“, blaffte Leon, „Wo verdammt bleiben Markus und Düse?“ Nerv verzog das Gesicht, jeder wusste davon nicht in Nerv‘s Nähe zu brüllen. Raban nahm das Headset ab und verstaute es so schnell und so gut es ging.</text:span></text:p>
      <text:p text:style-name="P4">An diesem Headset hing ihr Leben, kaputten Helmfunk hatten Raban und Joschka in zwei bis drei Tagen repariert aber das Teil war unersetzbar. Was nicht an den Fähigkeiten der beiden lag, sie hatten schon besseres mit weniger geschafft, die Bauteile waren einfach sauschwer aufzutreiben. ‚Simpler Zufall‘ hatte Raban gemeint, als sie feststellten, dass beide Teile funktionierten.</text:p>
      <text:p text:style-name="P3">„<text:span text:style-name="T3">Das dauert noch ein bisschen.“, meinte Raban, den finsteren Blick seines Anführers ignorierend. „Da ist doch noch was.“ stellte Nerv fest. „Jep, die Bekanntschaft die ich erwähnt hatte?“ „Ja...“ „Die räumt hier gleich auf.“ Leon zog nur die Augenbraue hoch. Gleich darauf ließ eine weitere Salve Kugeln sie ihre Köpfe einziehen. Rabans „Bekanntschaften“ waren zwar super für Materialien aller Art, aber für einen Kampf? Sicher nicht das richtige. Er nahm das Magazin aus seiner Glock, noch sieben Schuss. Er steckte das Magazin zurück und feuerte über die Motorhaube. Zeit zum Zielen nahm er sich keine. Bang, Bang, Bang sprach seine Glock, worauf die Gegner wieder die Köpfe einzogen. Leon war mit der Situation nicht zufrieden, ein Wilder Kerl versteckte sich schließlich nicht!</text:span></text:p>
      <text:p text:style-name="P5">Apropos verstecken: Er wandte seinen Kopf nach links. Dort hockten Joschka, Vanessa, die-nicht-mehr-ganz-Unerschrockene und Marlon hinter ausgebrannten Rest von etwas, das wohl mal ein Lkw war. Zwischen Vanessa und ihm ging es zur Zeit eher schleppend zu. Irgendwie mussten sie dieses Geballer überleben, sich am Leben halten und das Durcheinander mit dem Namen Liebe ausstehen. Ein Ellenbogen in seinen Rippen riss ihn aus seinen Überlegungen. Er wandte seinen Kopf nach rechts, zu Nerv. Auch am jüngsten ihrer Truppe war der Mist nicht spurlos vorbei gegangen. Gerade nach sowas würde er noch eine Weile schreckhaft bleiben. Nerv deutete nur die Straße runter. </text:p>
      <text:p text:style-name="P6">Eine gräulich-grüne Gestalt bewegte sich haken schlagend über die Straße auf sie zu. „Raban!?“ „Ich glaube unsere Verstärkung ist da.“ „Einen nennst du Verstärkung?“ Leon <text:span text:style-name="T4">fasste seine Pistole fester, nur noch vier Schuss und er wusste nichts mit der Verstärkung anzufangen. „Hey, immerhin besser als niemand!“ „Das hätte ich vielleicht von Nerv erwartet. Aber von dir?“ „Was soll ich den machen? Sein Haufen ist anders gestrickt als unserer!“ „Das nächste Mal-“ Die Gestalt glitt in einer flüssigen Bewegung über die Motorhaube eines Wagen ein paar Meter vor ihnen. ‚Offensichtlich bewaffnet und beladen, dem unförmigen etwas in seiner Hand und seinem Buckel nach.‘ dachte sich Leon, als schon von einem fröhlichen „Tari-tara, die Post ist da!“ begrüßt wurde. „Wurde auch Zeit!“ wandte sich Leon an den Neuankömmling. „Leon Mannasek, nehme ich an?“ „Und wenn ich es wäre?“ „Dann könnte ich deinem Alten erzählen, dass sein Ältester immer noch keine Manieren hat.“, Leon wollte etwas erwidern bevor die Person ihre Hand hob: „Ihr habt euch wohl in einen ziemlichen Schlamassel gestürzt, was?“ Die Person trug eine Art Tarnanzug mit Kapuze, nur etwas </text:span><text:soft-page-break/><text:span text:style-name="T4">zu weit, völlig zerfranst und knielang. Trotz hellsten Tages, konnte Leon ihm – die ‚Unterstützung‘ war offenbar männlich – nicht ins Gesicht blicken. Leon gefiel der amüsierte Unterton des Neuankömmlings nicht und guckte ihn böse an, während Raban etwas beschämt wirkte und Nerv nickte einfach nur schnell. „Halt die Birne an, sonst wird dir schwindlig. Wollen doch mal sehen, was wir hier haben.“ Damit krabbelte der Typ zu Leon und bedeutete ihm zur Seite zu rücken. Grummelnd rückte Leon zu Nerv auf. Der Wilde Kerl war genervt, üblicherweise machte er die Ansagen. Der Typ machte sein Gewehr bereit und lugte dann an der Fahrzeugfront vorbei. Natürlich feuerten die Handlanger dieses Arschs auf ihn.Anstatt in Deckung zu gehen, brachte er sein Gewehr in Anschlag und <text:s/>erwiderte er das Feuer. </text:span></text:p>
      <text:p text:style-name="P7">Zumindest bis irgendwas ratterte. „Fuck.“, machte der Typ und zog sich zurück. Leon fühlte einen brennenden Luftzug an seiner Schläfe. Sein Satz zur Seite ließ ihn auf Nervs Oberschenkel landen. Der Junge zog zischend die Luft ein. Leon bewegte seinen Hintern von Nervs Oberschenkel, setzte sich trotzdem nicht dahin zurück wo er herkam. „Okay Donnie, sprich mit mir!“ Alle drei Köpfe richteten sich auf ihn. „Bisher nur einiges an Kleinkaliber, ein paar Sturmgewehre und ein MG.“, <text:span text:style-name="T6">antwortete der Neue auf eine unhörbare Frage.</text:span> Eine Hand war in einer Falte über seiner Brust verschwunden, als Vanessa schrie und kurz darauf es gewaltig rummste. Alle Blicke gingen nach links. „Kurva!“ stieß der Neue aus. Joschka lag bewegungslos am Boden. „JOSCHKA!“,brüllte Raban und wollte losstürmen. Der Neue stoppte ihn. „Hey! Warte mal! Ich gehe da rüber und seh‘ mir das an. Hier!“ Raban sah ihn verwirrt an, als der Kerl seinen Buckel absetzte und etwas kompaktes heraus holte und ihm in die Hand drückte. Er sagt noch etwas sehr schnell in einer anderen Sprache. Als nächster war – der vor Angst schlotternde – Nerv dran. Der Typ rüttelte an Nervs Schulter: „Schon mal geschossen?“ Nerv nickte. „Bist du stumm? Ist ja auch egal. Hier.“ Damit hielt er Nerv eine Pistole und drei Magazine entgegen. „Hey!“, machte Leon, „Was dauert hier so lange?“ „Wie viele Schuss hast du noch?“ „Vier.“, grummelte Leon. „9mm?“ Leon nickte. „Hier.“, sagte der Neue und warf ihm einen klappernden Beutel zu. „Lad‘ nach. Genügend Magazine liegen hier ja.“ „Raban! Fertig?“, fragte der Typ Raban, der nur nickte. Der Typ <text:s/>entfernte sich nach hinten, bis Raban seinen Platz einnahm. <text:s/>Der Typ fuchtelte kurz mit seinen Händen, dann zählte Raban mit seiner Hand runter. Bei Null lugte Raban am Kofferraum vorbei und begann zu feuern, während der Typ <text:span text:style-name="T5">geduckt über die Straße sprintete. Die Art und Weise verriet Leon, dass der Typ häufiger so sprintete.</text:span></text:p>
      <text:p text:style-name="P8">Als Raban wieder einmal in runterkam, fragte ihn Nerv:“Und was jetz?“ „Wir warten, bis bis er uns rüber haben w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23:41:10.501000000</meta:creation-date>
    <meta:editing-duration>P1DT19H17M58S</meta:editing-duration>
    <meta:editing-cycles>8</meta:editing-cycles>
    <meta:generator>LibreOffice/6.1.6.3$Windows_X86_64 LibreOffice_project/5896ab1714085361c45cf540f76f60673dd96a72</meta:generator>
    <dc:date>2019-10-07T18:43:08.677000000</dc:date>
    <meta:document-statistic meta:table-count="0" meta:image-count="0" meta:object-count="0" meta:page-count="2" meta:paragraph-count="8" meta:word-count="1097" meta:character-count="6968" meta:non-whitespace-character-count="5867"/>
  </office:meta>
</office:document-meta>
</file>